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64022D6E1F8.png"/>
  <manifest:file-entry manifest:media-type="image/png" manifest:full-path="Pictures/10000000000006400000064097592B9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4cm, 2.794cm, 3.048cm, 4.318cm)" draw:image-opacity="100%" style:mirror="none"/>
    </style:style>
    <style:style style:name="gr2" style:family="graphic" style:parent-style-name="standard">
      <style:graphic-properties draw:stroke="none" draw:fill="none" fo:min-height="0.629cm"/>
    </style:style>
    <style:style style:name="gr3" style:family="graphic" style:parent-style-name="standard">
      <style:graphic-properties draw:stroke="none" draw:fill="none" draw:textarea-horizontal-align="left" fo:min-height="0.62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8cm, 0.801cm, 6.5cm, 17.671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left" fo:min-height="0.629cm" fo:padding-top="0cm" fo:padding-bottom="0cm" fo:padding-left="0cm" fo:padding-right="0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fill-color="#ffffff" draw:textarea-horizontal-align="right" draw:textarea-vertical-align="middle" fo:min-height="6.569cm" fo:padding-left="0cm" fo:padding-right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1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fo:font-family="'Arial Narrow'" style:font-family-generic="swiss" style:font-pitch="variable" fo:font-size="11pt" style:font-size-asian="12pt" style:font-size-complex="12pt"/>
    </style:style>
    <style:style style:name="P5" style:family="paragraph">
      <style:paragraph-properties fo:text-align="start"/>
      <style:text-properties fo:color="#000000" fo:font-family="'Arial Narrow'" style:font-family-generic="swiss" style:font-pitch="variable" fo:font-size="11pt" fo:font-weight="bold" style:font-size-asian="12pt" style:font-weight-asian="bold" style:font-size-complex="12pt" style:font-weight-complex="bold"/>
    </style:style>
    <style:style style:name="P6" style:family="paragraph">
      <style:paragraph-properties fo:line-height="138%" fo:text-align="end"/>
      <style:text-properties fo:font-family="'Arial Narrow'" style:font-family-generic="swiss" style:font-pitch="variable"/>
    </style:style>
    <style:style style:name="P7" style:family="paragraph">
      <style:paragraph-properties fo:line-height="138%" fo:text-align="end"/>
      <style:text-properties fo:color="#000000" fo:font-family="'Arial Narrow'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T1" style:family="text">
      <style:text-properties fo:color="#000000" fo:font-size="11pt" style:font-size-asian="12pt" style:font-size-complex="12pt"/>
    </style:style>
    <style:style style:name="T2" style:family="text">
      <style:text-properties fo:color="#000000" fo:font-family="'Arial Narrow'" style:font-family-generic="swiss" style:font-pitch="variable" fo:font-size="11pt" style:font-size-asian="12pt" style:font-size-complex="12pt"/>
    </style:style>
    <style:style style:name="T3" style:family="text">
      <style:text-properties fo:color="#000000" fo:font-family="'Arial Narrow'" style:font-family-generic="swiss" style:font-pitch="variable" fo:font-size="11pt" fo:font-weight="bold" style:font-size-asian="12pt" style:font-weight-asian="bold" style:font-size-complex="12pt" style:font-weight-complex="bold"/>
    </style:style>
    <style:style style:name="T4" style:family="text">
      <style:text-properties fo:color="#000000" fo:font-family="'Arial Narrow'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T5" style:family="text">
      <style:text-properties fo:color="#000000" fo:font-family="'Arial Narrow'" style:font-family-generic="swiss" style:font-pitch="variable" fo:font-size="11pt" fo:font-weight="normal" style:font-family-asian="Arial" style:font-style-name-asian="Normal" style:font-family-generic-asian="swiss" style:font-pitch-asian="variable" style:font-size-asian="12pt" style:font-weight-asian="normal" style:font-family-complex="Arial" style:font-style-name-complex="Normal" style:font-family-generic-complex="swiss" style:font-pitch-complex="variable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3.207cm" svg:height="15.747cm" svg:x="0.563cm" svg:y="0.114cm">
          <draw:image xlink:href="Pictures/10000000000006400000064022D6E1F8.png" xlink:type="simple" xlink:show="embed" xlink:actuate="onLoad">
            <text:p/>
          </draw:image>
        </draw:frame>
        <draw:frame draw:style-name="gr2" draw:text-style-name="P2" draw:layer="layout" svg:width="4.479cm" svg:height="0.879cm" svg:x="1.777cm" svg:y="0.615cm">
          <draw:text-box>
            <text:p text:style-name="P1"><text:span text:style-name="T1">NETHERLANDS</text:span></text:p>
          </draw:text-box>
        </draw:frame>
        <draw:frame draw:style-name="gr2" draw:text-style-name="P2" draw:layer="layout" svg:width="2.34cm" svg:height="0.879cm" svg:x="0.707cm" svg:y="2.555cm">
          <draw:text-box>
            <text:p text:style-name="P1"><text:span text:style-name="T1">BELGIUM</text:span></text:p>
          </draw:text-box>
        </draw:frame>
        <draw:frame draw:style-name="gr2" draw:text-style-name="P2" draw:layer="layout" svg:width="3.81cm" svg:height="0.879cm" svg:x="4.047cm" svg:y="14.911cm">
          <draw:text-box>
            <text:p text:style-name="P1"><text:span text:style-name="T1">SWITZERLAND</text:span></text:p>
          </draw:text-box>
        </draw:frame>
        <draw:frame draw:style-name="gr2" draw:text-style-name="P2" draw:layer="layout" svg:width="3.81cm" svg:height="0.879cm" svg:x="9.362cm" svg:y="13.55cm">
          <draw:text-box>
            <text:p text:style-name="P1"><text:span text:style-name="T1">AUSTRIA</text:span></text:p>
          </draw:text-box>
        </draw:frame>
        <draw:frame draw:style-name="gr2" draw:text-style-name="P2" draw:layer="layout" svg:width="3.81cm" svg:height="0.879cm" svg:x="8.157cm" svg:y="10.666cm">
          <draw:text-box>
            <text:p text:style-name="P1"><text:span text:style-name="T1">GERMANY</text:span></text:p>
          </draw:text-box>
        </draw:frame>
        <draw:frame draw:style-name="gr2" draw:text-style-name="P2" draw:layer="layout" svg:width="3.81cm" svg:height="0.879cm" svg:x="9.092cm" svg:y="4.59cm">
          <draw:text-box>
            <text:p text:style-name="P1"><text:span text:style-name="T1">GERMANY</text:span></text:p>
          </draw:text-box>
        </draw:frame>
        <draw:frame draw:style-name="gr3" draw:text-style-name="P4" draw:layer="layout" svg:width="2.34cm" svg:height="0.879cm" svg:x="10.137cm" svg:y="15.197cm">
          <draw:text-box>
            <text:p text:style-name="P3"><text:span text:style-name="T2"><text:s/></text:span><text:span text:style-name="T2">0</text:span></text:p>
          </draw:text-box>
        </draw:frame>
        <draw:frame draw:style-name="gr3" draw:text-style-name="P4" draw:layer="layout" svg:width="1.905cm" svg:height="0.879cm" svg:x="11.966cm" svg:y="15.198cm">
          <draw:text-box>
            <text:p text:style-name="P3"><text:span text:style-name="T2">100km</text:span></text:p>
          </draw:text-box>
        </draw:frame>
        <draw:frame draw:style-name="gr2" draw:text-style-name="P2" draw:layer="layout" svg:width="2.34cm" svg:height="0.879cm" svg:x="2.741cm" svg:y="11cm">
          <draw:text-box>
            <text:p text:style-name="P1"><text:span text:style-name="T1">FRANCE</text:span></text:p>
          </draw:text-box>
        </draw:frame>
        <draw:frame draw:style-name="gr2" draw:text-style-name="P2" draw:layer="layout" svg:width="2.34cm" svg:height="0.879cm" svg:x="-0.059cm" svg:y="6.001cm">
          <draw:text-box>
            <text:p text:style-name="P1"><text:span text:style-name="T1">FRANCE</text:span></text:p>
          </draw:text-box>
        </draw:frame>
        <draw:frame draw:style-name="gr4" draw:text-style-name="P1" draw:layer="layout" svg:width="1.849cm" svg:height="7.019cm" svg:x="0.411cm" svg:y="8.293cm">
          <draw:image xlink:href="Pictures/10000000000006400000064097592B94.png" xlink:type="simple" xlink:show="embed" xlink:actuate="onLoad">
            <text:p/>
          </draw:image>
        </draw:frame>
        <draw:frame draw:style-name="gr5" draw:text-style-name="P5" draw:layer="layout" svg:width="2.001cm" svg:height="0.891cm" svg:x="0.439cm" svg:y="7.29cm">
          <draw:text-box>
            <text:p text:style-name="P3"><text:span text:style-name="T3">groundwater depth (m)</text:span></text:p>
          </draw:text-box>
        </draw:frame>
        <draw:custom-shape draw:style-name="gr6" draw:text-style-name="P1" draw:layer="layout" svg:width="1.359cm" svg:height="7.147cm" svg:x="1.181cm" svg:y="8.293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.258cm" svg:height="6.819cm" svg:x="0.782cm" svg:y="8.328cm">
          <draw:text-box>
            <text:p text:style-name="P6"><text:span text:style-name="T4"><text:s/></text:span><text:span text:style-name="T5">≤ </text:span><text:span text:style-name="T4">0.5</text:span></text:p>
            <text:p text:style-name="P6"><text:span text:style-name="T4">1</text:span></text:p>
            <text:p text:style-name="P6"><text:span text:style-name="T4">2</text:span></text:p>
            <text:p text:style-name="P6"><text:span text:style-name="T4">3</text:span></text:p>
            <text:p text:style-name="P6"><text:span text:style-name="T4">4</text:span></text:p>
            <text:p text:style-name="P6"><text:span text:style-name="T4">5</text:span></text:p>
            <text:p text:style-name="P6"><text:span text:style-name="T4">10</text:span></text:p>
            <text:p text:style-name="P6"><text:span text:style-name="T4">15</text:span></text:p>
            <text:p text:style-name="P6"><text:span text:style-name="T4">25</text:span></text:p>
            <text:p text:style-name="P6"><text:span text:style-name="T4">50</text:span></text:p>
            <text:p text:style-name="P6"><text:span text:style-name="T5">≥</text:span><text:span text:style-name="T4"> </text:span><text:span text:style-name="T4">75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166cm" svg:height="7.047cm" svg:x="2.564cm" svg:y="2.397cm" draw:page-number="1"/>
      <draw:page-thumbnail draw:layer="backgroundobjects" svg:width="6.166cm" svg:height="7.047cm" svg:x="2.564cm" svg:y="10.445cm"/>
      <draw:page-thumbnail draw:layer="backgroundobjects" svg:width="6.166cm" svg:height="7.047cm" svg:x="2.564cm" svg:y="18.493cm"/>
      <draw:page-thumbnail draw:layer="backgroundobjects" svg:width="6.166cm" svg:height="7.047cm" svg:x="12.859cm" svg:y="2.397cm"/>
      <draw:page-thumbnail draw:layer="backgroundobjects" svg:width="6.166cm" svg:height="7.047cm" svg:x="12.859cm" svg:y="10.445cm"/>
      <draw:page-thumbnail draw:layer="backgroundobjects" svg:width="6.166cm" svg:height="7.047cm" svg:x="12.859cm" svg:y="18.493cm"/>
    </style:handout-master>
    <style:master-page style:name="Default" style:page-layout-name="PM1" draw:style-name="Mdp1">
      <draw:frame presentation:style-name="Default-title" draw:layer="backgroundobjects" svg:width="12.599cm" svg:height="2.671cm" svg:x="0.7cm" svg:y="0.637cm" presentation:class="title" presentation:placeholder="true">
        <draw:text-box/>
      </draw:frame>
      <draw:frame presentation:style-name="Default-outline1" draw:layer="backgroundobjects" svg:width="12.599cm" svg:height="10.56cm" svg:x="0.7cm" svg:y="3.744cm" presentation:class="outline" presentation:placeholder="true">
        <draw:text-box/>
      </draw:frame>
      <draw:frame presentation:style-name="Mpr1" draw:text-style-name="MP1" draw:layer="backgroundobjects" svg:width="3.261cm" svg:height="1.103cm" svg:x="0.7cm" svg:y="14.5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437cm" svg:height="1.103cm" svg:x="4.788cm" svg:y="14.57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261cm" svg:height="1.103cm" svg:x="10.037cm" svg:y="14.57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dwin Sutanudjaja</meta:initial-creator>
    <meta:creation-date>2010-10-18T10:05:02</meta:creation-date>
    <meta:editing-duration>PT00H43M00S</meta:editing-duration>
    <meta:editing-cycles>8</meta:editing-cycles>
    <dc:date>2011-01-04T20:14:37</dc:date>
    <dc:creator>Edwin Sutanudjaja</dc:creator>
    <meta:generator>OpenOffice.org/3.1$Linux OpenOffice.org_project/310m19$Build-9420</meta:generator>
    <meta:document-statistic meta:object-count="38"/>
  </office:meta>
</office:document-meta>
</file>